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3fb7" officeooo:paragraph-rsid="000f3fb7"/>
    </style:style>
    <style:style style:name="P2" style:family="paragraph" style:parent-style-name="Standard">
      <style:text-properties officeooo:rsid="000f3fb7" officeooo:paragraph-rsid="001aeba6"/>
    </style:style>
    <style:style style:name="P3" style:family="paragraph" style:parent-style-name="Standard">
      <style:text-properties officeooo:rsid="000f3fb7" officeooo:paragraph-rsid="001c954d"/>
    </style:style>
    <style:style style:name="P4" style:family="paragraph" style:parent-style-name="Standard">
      <style:text-properties officeooo:rsid="0011fe33" officeooo:paragraph-rsid="0011fe33"/>
    </style:style>
    <style:style style:name="P5" style:family="paragraph" style:parent-style-name="Standard">
      <style:text-properties officeooo:rsid="0013808d" officeooo:paragraph-rsid="0013808d"/>
    </style:style>
    <style:style style:name="P6" style:family="paragraph" style:parent-style-name="Standard">
      <style:text-properties officeooo:rsid="0013bb95" officeooo:paragraph-rsid="0013bb95"/>
    </style:style>
    <style:style style:name="P7" style:family="paragraph" style:parent-style-name="Standard">
      <style:text-properties officeooo:rsid="0013bb95" officeooo:paragraph-rsid="00149bb8"/>
    </style:style>
    <style:style style:name="P8" style:family="paragraph" style:parent-style-name="Standard">
      <style:text-properties officeooo:rsid="00149bb8" officeooo:paragraph-rsid="00149bb8"/>
    </style:style>
    <style:style style:name="P9" style:family="paragraph" style:parent-style-name="Standard">
      <style:text-properties officeooo:rsid="00191b80" officeooo:paragraph-rsid="00191b80"/>
    </style:style>
    <style:style style:name="P10" style:family="paragraph" style:parent-style-name="Standard">
      <style:text-properties officeooo:rsid="001aeba6" officeooo:paragraph-rsid="001aeba6"/>
    </style:style>
    <style:style style:name="P11" style:family="paragraph" style:parent-style-name="Standard">
      <style:text-properties officeooo:rsid="001aeba6" officeooo:paragraph-rsid="001c1cb6"/>
    </style:style>
    <style:style style:name="P12" style:family="paragraph" style:parent-style-name="Standard">
      <style:text-properties officeooo:rsid="001c954d" officeooo:paragraph-rsid="001c954d"/>
    </style:style>
    <style:style style:name="P13" style:family="paragraph" style:parent-style-name="Standard">
      <style:text-properties officeooo:rsid="001c954d" officeooo:paragraph-rsid="001dd675"/>
    </style:style>
    <style:style style:name="P14" style:family="paragraph" style:parent-style-name="Standard">
      <style:text-properties officeooo:rsid="001c954d" officeooo:paragraph-rsid="001f1393"/>
    </style:style>
    <style:style style:name="P15" style:family="paragraph" style:parent-style-name="Standard">
      <style:text-properties officeooo:rsid="00211dd2" officeooo:paragraph-rsid="00211dd2"/>
    </style:style>
    <style:style style:name="P16" style:family="paragraph" style:parent-style-name="Standard">
      <style:text-properties officeooo:rsid="001bff91" officeooo:paragraph-rsid="001aeba6"/>
    </style:style>
    <style:style style:name="P17" style:family="paragraph" style:parent-style-name="Standard">
      <style:text-properties officeooo:rsid="00211dd2" officeooo:paragraph-rsid="00211dd2"/>
    </style:style>
    <style:style style:name="P18" style:family="paragraph" style:parent-style-name="Standard">
      <style:text-properties officeooo:rsid="000f3fb7" officeooo:paragraph-rsid="0024ac6e"/>
    </style:style>
    <style:style style:name="P19" style:family="paragraph" style:parent-style-name="Standard">
      <style:text-properties officeooo:rsid="000f3fb7" officeooo:paragraph-rsid="00290d68"/>
    </style:style>
    <style:style style:name="P20" style:family="paragraph" style:parent-style-name="Standard">
      <style:text-properties officeooo:rsid="0024ac6e" officeooo:paragraph-rsid="0024ac6e"/>
    </style:style>
    <style:style style:name="P21" style:family="paragraph" style:parent-style-name="Standard">
      <style:text-properties officeooo:rsid="00257c88" officeooo:paragraph-rsid="00257c88"/>
    </style:style>
    <style:style style:name="T1" style:family="text">
      <style:text-properties officeooo:rsid="001133d5"/>
    </style:style>
    <style:style style:name="T2" style:family="text">
      <style:text-properties officeooo:rsid="0011fe33"/>
    </style:style>
    <style:style style:name="T3" style:family="text">
      <style:text-properties officeooo:rsid="0015facc"/>
    </style:style>
    <style:style style:name="T4" style:family="text">
      <style:text-properties officeooo:rsid="0017855e"/>
    </style:style>
    <style:style style:name="T5" style:family="text">
      <style:text-properties officeooo:rsid="00191b80"/>
    </style:style>
    <style:style style:name="T6" style:family="text">
      <style:text-properties officeooo:rsid="001bff91"/>
    </style:style>
    <style:style style:name="T7" style:family="text">
      <style:text-properties officeooo:rsid="001dd675"/>
    </style:style>
    <style:style style:name="T8" style:family="text">
      <style:text-properties officeooo:rsid="001f1393"/>
    </style:style>
    <style:style style:name="T9" style:family="text">
      <style:text-properties officeooo:rsid="001fcb37"/>
    </style:style>
    <style:style style:name="T10" style:family="text">
      <style:text-properties officeooo:rsid="0020ed8f"/>
    </style:style>
    <style:style style:name="T11" style:family="text">
      <style:text-properties officeooo:rsid="00211dd2"/>
    </style:style>
    <style:style style:name="T12" style:family="text">
      <style:text-properties officeooo:rsid="0022b7ff"/>
    </style:style>
    <style:style style:name="T13" style:family="text">
      <style:text-properties officeooo:rsid="00250ce8"/>
    </style:style>
    <style:style style:name="T14" style:family="text">
      <style:text-properties officeooo:rsid="00257c88"/>
    </style:style>
    <style:style style:name="T15" style:family="text">
      <style:text-properties officeooo:rsid="0026a0d1"/>
    </style:style>
    <style:style style:name="T16" style:family="text">
      <style:text-properties officeooo:rsid="00285561"/>
    </style:style>
    <style:style style:name="T17" style:family="text">
      <style:text-properties officeooo:rsid="002903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<text:span text:style-name="T1">2</text:span></text:p>
      <text:p text:style-name="P1"/>
      <text:p text:style-name="P1">controle de acesso, antiv<text:span text:style-name="T2">í</text:span>rus e backup 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a importância do controle de acesso, antivírus e backup </text:p>
      <text:p text:style-name="P1"/>
      <text:p text:style-name="P4">vídeo 1 </text:p>
      <text:p text:style-name="P4"/>
      <text:p text:style-name="P4"/>
      <text:p text:style-name="P5">Tipos de ataques: </text:p>
      <text:p text:style-name="P5"/>
      <text:p text:style-name="P5">ransomware: tipo de malware que acessa dados do usuário indevidamente, criptografa, impedindo acesso do dono, e em seguida cobra valor de resgate pelos dados, geralmente em criptomoedas.</text:p>
      <text:p text:style-name="P5">Geralmente acessa os dados após a vítima cair em um phishing, mensagens maliciosas ou links, clicados e e-mails desconhecidos ou sites maliciosos. </text:p>
      <text:p text:style-name="P5"/>
      <text:p text:style-name="P6">Trojan: como nome mesmo diz, como se fosse um cavalo de tróia. Ele entra no pc disfarçado em um programa baixado em local não oficial, arquivos, e-mails. Tem por objetivo invadir, espionar, prejudicar dados do pc.</text:p>
      <text:p text:style-name="P6"/>
      <text:p text:style-name="P7">Solução: </text:p>
      <text:p text:style-name="P7">política de segurança da informação </text:p>
      <text:p text:style-name="P8"/>
      <text:p text:style-name="P8">Controle de acesso eficiente </text:p>
      <text:p text:style-name="P8">-apenas pessoas autorizadas </text:p>
      <text:p text:style-name="P8">-não fornecer dicas (usuário está errado, senha esta errada)</text:p>
      <text:p text:style-name="P8">-validar a entrada como um todo <text:span text:style-name="T3">(todos os dados devem estar corretos)</text:span> </text:p>
      <text:p text:style-name="P8">-<text:span text:style-name="T3">limitar tentativa de logon</text:span></text:p>
      <text:p text:style-name="P8">-<text:span text:style-name="T3">guardar as tentativas de acesso inválido( que tentou acessar, ip, de onde tentou)</text:span></text:p>
      <text:p text:style-name="P8">-<text:span text:style-name="T3">forçar um tempo de espera (evitar tentativas de acesso de força bruta)</text:span></text:p>
      <text:p text:style-name="P8">-<text:span text:style-name="T4">terminar as cone</text:span><text:span text:style-name="T5">x</text:span><text:span text:style-name="T4">ões com o sistema </text:span></text:p>
      <text:p text:style-name="P8">-<text:span text:style-name="T5">limitar o tempo para o procedimento do logon </text:span></text:p>
      <text:p text:style-name="P8"/>
      <text:p text:style-name="P9">tipos de acesso</text:p>
      <text:p text:style-name="P9">DAC </text:p>
      <text:p text:style-name="P9">-acesso sem preocupação com confidencialidade </text:p>
      <text:p text:style-name="P9"/>
      <text:p text:style-name="P9">MAC </text:p>
      <text:p text:style-name="P9">-documentos tem rótulo, por nivel de acesso </text:p>
      <text:p text:style-name="P9"/>
      <text:p text:style-name="P9">RBAC </text:p>
      <text:p text:style-name="P9">-níveis de acessos individuais (mais confiável)</text:p>
      <text:p text:style-name="P9"/>
      <text:p text:style-name="P9">Política de gerenciamento do ciclo de vida dos dados BACKUP</text:p>
      <text:p text:style-name="P9">-backup completo (todos os dados)</text:p>
      <text:p text:style-name="P9">-backup diferencial (apenas alterações em relação aos dados originais)</text:p>
      <text:p text:style-name="P9">-backup incremental (alterações do backup mais recente)</text:p>
      <text:p text:style-name="P9"/>
      <text:p text:style-name="P2">------------------------------------------------------------------------------------------------------------------------</text:p>
      <text:p text:style-name="P2"/>
      <text:p text:style-name="P2"><text:soft-page-break/>------------------------------------------------------------------------------------------------------------------------</text:p>
      <text:p text:style-name="P10">controle de acesso </text:p>
      <text:p text:style-name="P10"/>
      <text:p text:style-name="P10">vídeo 2 </text:p>
      <text:p text:style-name="P10"/>
      <text:p text:style-name="P10">-<text:span text:style-name="T6">servem para proteger e restringir o acesso a informação apenas para pessoas devidamente autorizadas.</text:span></text:p>
      <text:p text:style-name="P10">-<text:span text:style-name="T6">identificação de usuario por login e senha, ou biometria </text:span></text:p>
      <text:p text:style-name="P10"/>
      <text:p text:style-name="P16">tipos de restrição de acesso:</text:p>
      <text:p text:style-name="P10">-<text:span text:style-name="T6">discricionário: adm tem poder de definir permissão de acesso a demais usuarios (controle centralizado)</text:span></text:p>
      <text:p text:style-name="P10">-<text:span text:style-name="T6">acesso obrigatório: descentralizado, quem decide os níveis de segurança, fica sob a responsabilidade dos proprietarios que são criadores ou adm do recurso </text:span></text:p>
      <text:p text:style-name="P10">-<text:span text:style-name="T6">baseado em função: concede acesso não ao usuario, mas a função que ele exerce dentro </text:span></text:p>
      <text:p text:style-name="P3">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</text:p>
      <text:p text:style-name="P12">política contra vírus </text:p>
      <text:p text:style-name="P12"/>
      <text:p text:style-name="P12">Existem diversos tipos e categorias de vírus, sendo: </text:p>
      <text:p text:style-name="P12">-vírus de arquivo(parasitário): infecta o sistema se anexando ao final de um arquivo, alterando o início do de um programa, assumindo o controle do código. Após a execução do código do vírus, o controle retorna ao programa principal, acaba passando batido.</text:p>
      <text:p text:style-name="P13">-<text:span text:style-name="T7">virus de boot: atinge o setor de inicialização do sistema, antes do sist. operacional, infecta outra mídias inicializaveis.</text:span></text:p>
      <text:p text:style-name="P14">-<text:span text:style-name="T8">virus macro: acionado quando um programa executa macro. Pode estar em uma planilha, por exemplo. </text:span></text:p>
      <text:p text:style-name="P14">- <text:span text:style-name="T9">código fonte vírus: afeta o código fonte.</text:span></text:p>
      <text:p text:style-name="P14">-<text:span text:style-name="T10">mutante: programado para dificultar a detecção por vírus. Se altera a cada execução de seu arquivo.</text:span></text:p>
      <text:p text:style-name="P14">-<text:span text:style-name="T10">polimórfico: variação do mutante.</text:span></text:p>
      <text:p text:style-name="P14">-<text:span text:style-name="T10">trojan: programas não oficiais, podem trazer o trojan embutido. </text:span></text:p>
      <text:p text:style-name="P14">-<text:span text:style-name="T11">virus multipartie: pode afetar várias partes de um sistema, como inicialização, memória e arquivos. </text:span></text:p>
      <text:p text:style-name="P14">-<text:span text:style-name="T11">virus stealth – se camufla durante a varredura. </text:span></text:p>
      <text:p text:style-name="P15">-Virus de encapsulamento: tenta ignorar a detecção pelo antivirus.</text:p>
      <text:p text:style-name="P15">-virus criptografado: usado para evitar a detecção. Existe na forma criptografada, quando vai executar, primeiro ele se descriptografa </text:p>
      <text:p text:style-name="P15">-<text:span text:style-name="T12">virus blindado: codificado para dificultar a identificação e entendimento do antivírus.</text:span></text:p>
      <text:p text:style-name="P18">------------------------------------------------------------------------------------------------------------------------</text:p>
      <text:p text:style-name="P18"/>
      <text:p text:style-name="P18">------------------------------------------------------------------------------------------------------------------------</text:p>
      <text:p text:style-name="P20">sistemas de backup </text:p>
      <text:p text:style-name="P20"/>
      <text:p text:style-name="P20">-<text:span text:style-name="T13">backup são realizados para criar cópias de segurança </text:span></text:p>
      <text:p text:style-name="P20">-<text:span text:style-name="T17">é a cópia redundante de informação</text:span></text:p>
      <text:p text:style-name="P20">-<text:span text:style-name="T14">servem para evitar perdas de dados </text:span></text:p>
      <text:p text:style-name="P20">-<text:span text:style-name="T14">a periodicidade é importante</text:span></text:p>
      <text:p text:style-name="P20">-<text:span text:style-name="T14">onde são armazenados e quais o niveis de segurança para acessar </text:span></text:p>
      <text:p text:style-name="P20"/>
      <text:p text:style-name="P21">tipos de backup </text:p>
      <text:p text:style-name="P21">-completo = faz a cópia completa dos arquivos, inclusive os logs </text:p>
      <text:p text:style-name="P21">-<text:span text:style-name="T15">incremental = salva apenas os arquivos que foram modificados desde o último backup </text:span></text:p>
      <text:p text:style-name="P21"><text:soft-page-break/>-<text:span text:style-name="T16">diferencial = compara o conteúdo que deve ser copiado com o último backup, e então faz a cópia das alterações</text:span></text:p>
      <text:p text:style-name="P19">------------------------------------------------------------------------------------------------------------------------</text:p>
      <text:p text:style-name="P21"/>
      <text:p text:style-name="P21"/>
      <text:p text:style-name="P15"/>
      <text:p text:style-name="P10"/>
      <text:p text:style-name="P11"/>
      <text:p text:style-name="P10"/>
      <text:p text:style-name="P10"/>
      <text:p text:style-name="P10"/>
      <text:p text:style-name="P10"/>
      <text:p text:style-name="P9"/>
      <text:p text:style-name="P9"/>
      <text:p text:style-name="P8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1T18:02:48.515000000</dc:date>
    <meta:editing-duration>PT2H10M14S</meta:editing-duration>
    <meta:editing-cycles>27</meta:editing-cycles>
    <meta:generator>LibreOffice/7.4.0.3$Windows_X86_64 LibreOffice_project/f85e47c08ddd19c015c0114a68350214f7066f5a</meta:generator>
    <meta:document-statistic meta:table-count="0" meta:image-count="0" meta:object-count="0" meta:page-count="3" meta:paragraph-count="70" meta:word-count="597" meta:character-count="4818" meta:non-whitespace-character-count="4254"/>
  </office:meta>
</office:document-meta>
</file>